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6fe19" officeooo:paragraph-rsid="0016fe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 brother is my bestfrien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Bitstream Vera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Bitstream Vera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2T12:05:03.706387809</meta:creation-date>
    <dc:date>2025-09-22T12:07:37.717930283</dc:date>
    <meta:editing-duration>PT2M36S</meta:editing-duration>
    <meta:editing-cycles>1</meta:editing-cycles>
    <meta:document-statistic meta:table-count="0" meta:image-count="0" meta:object-count="0" meta:page-count="1" meta:paragraph-count="1" meta:word-count="5" meta:character-count="27" meta:non-whitespace-character-count="23"/>
    <meta:generator>LibreOffice/7.4.7.2$Linux_X86_64 LibreOffice_project/40$Build-2</meta:generator>
  </office:meta>
</office:document-meta>
</file>